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SVDataSetBeanInfo.CSVDataSetBean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CSVDataSetBeanInfo.getShareModeAsInt( String mod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